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s NOT on 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>
            <text:p>Per main control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51J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1JFLGY-ND</text:p>
          </table:table-cell>
          <table:table-cell office:value-type="string" calcext:value-type="string">
            <text:p>Flanged enclo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nector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5-2186-ND</text:p>
          </table:table-cell>
          <table:table-cell office:value-type="string" calcext:value-type="string">
            <text:p>Remote light sensor c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re AWG #30, 7-strand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Remote light sensor c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5 Male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-stock</text:p>
          </table:table-cell>
          <table:table-cell office:value-type="string" calcext:value-type="string">
            <text:p>To redo LED string end hea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v 5A power b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://www.ebay.com/itm/12V-5A-60W-AC-to-DC-Adapter-Power-Supply-for-5050-Flexible-LED-Light-Strip-3528-/301743977266?hash=item464157b332:g:5bAAAOSwFnFV-7L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GBW LED Str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 mount screw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>
            <text:p>Per power sense 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5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1126-ND</text:p>
          </table:table-cell>
          <table:table-cell office:value-type="string" calcext:value-type="string">
            <text:p>In-line wire enclo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-ended mono cable. 10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://www.ebay.com/itm/3m-Mono-Cable-2-5mm-Male-to-2-5mm-Mono-Jack-Plug-Audio-Lead-006420-/381305263387?hash=item58c790951b:g:WfkAAOSw0e9Uud6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 mount screw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>
            <text:p>Per boo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51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1NFLGY-ND</text:p>
          </table:table-cell>
          <table:table-cell office:value-type="string" calcext:value-type="string">
            <text:p>Flanged enclo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5 Fema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103-ND</text:p>
          </table:table-cell>
          <table:table-cell office:value-type="string" calcext:value-type="string">
            <text:p>To redo LED string end hea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5 Ma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-stock</text:p>
          </table:table-cell>
          <table:table-cell office:value-type="string" calcext:value-type="string">
            <text:p>To redo LED string end hea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v 5A power b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GBW LED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 mount screw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22:01:04.258458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05T10:48:15.094595896</meta:creation-date>
    <dc:date>2015-12-11T22:17:36.452166375</dc:date>
    <dc:creator>Alex </dc:creator>
    <meta:editing-duration>PT1H8M47S</meta:editing-duration>
    <meta:editing-cycles>10</meta:editing-cycles>
    <meta:generator>LibreOffice/4.4.3.2$Linux_X86_64 LibreOffice_project/40m0$Build-2</meta:generator>
    <meta:document-statistic meta:table-count="1" meta:cell-count="61" meta:object-count="0"/>
  </office:meta>
</office:document-meta>
</file>